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The Elevation of Unknown Things</text:p>
      <text:p text:style-name="Author">Madison Scott-Clary</text:p>
      <text:p text:style-name="P1">Job puts forward a note of interrogation; God answers with a note of exclamation. Instead of proving to Job that it is an explicable world, He insists that it is a much stranger world than Job ever thought it was.</text:p>
      <text:p text:style-name="P1">(Chesterton 1929)</text:p>
      <text:p text:style-name="First_20_paragraph">All stories are perforce interpolations within real events, or at least the initial imaginings of fictional events. The story is not written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0" text:note-class="footnote"><text:note-citation>1</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1" text:note-class="footnote"><text:note-citation>2</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2" text:note-class="footnote"><text:note-citation>3</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3" text:note-class="footnote"><text:note-citation>4</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4" text:note-class="footnote"><text:note-citation>5</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5" text:note-class="footnote"><text:note-citation>6</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 text:note-class="footnote"><text:note-citation>7</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section text:name="framing-devices">
        <text:h text:style-name="Heading_20_2" text:outline-level="2"><text:bookmark-start text:name="framing-devices"/>Framing Devices<text:bookmark-end text:name="framing-devices"/></text:h>
      </text:section>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7" text:note-class="footnote"><text:note-citation>8</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8" text:note-class="footnote"><text:note-citation>9</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9" text:note-class="footnote"><text:note-citation>10</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10" text:note-class="footnote"><text:note-citation>11</text:note-citation><text:note-body><text:p text:style-name="Footnote">A fantastic spot for the word ‘intercalary’, those days that fit between the years which do not fall within the calendar.</text:p><text:p text:style-name="P2">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2">(Scott-Clary 2019,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11" text:note-class="footnote"><text:note-citation>12</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12" text:note-class="footnote"><text:note-citation>13</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13" text:note-class="footnote"><text:note-citation>14</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14" text:note-class="footnote"><text:note-citation>15</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section text:name="interpolations">
        <text:h text:style-name="Heading_20_2" text:outline-level="2"><text:bookmark-start text:name="interpolations"/>Interpolations<text:bookmark-end text:name="interpolations"/></text:h>
      </text:section>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15" text:note-class="footnote"><text:note-citation>16</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16" text:note-class="footnote"><text:note-citation>17</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More…))</text:p>
      <text:p text:style-name="Text_20_body">The second of these interpolations is the Elihu’s speech — and, indeed, the entire character of Elihu, who is never mentioned outside his own chapters<text:note text:id="ftn17" text:note-class="footnote"><text:note-citation>18</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 (Job 32:1, NRSV)<text:note text:id="ftn18" text:note-class="footnote"><text:note-citation>19</text:note-citation><text:note-body><text:p text:style-name="Footnote">It is interesting to note the differences in tradition, here. Alter has “because he was right in his own eyes” but offers no note as to why, which is a little disappointing. JPS agrees with him (“for he considered himself right” (Job 32:1, JPS)). Both of these are Jewish sources.</text:p><text:p text:style-name="Footnote">Christian sources, however, all lean on righteous, while the HCSB, NIV, and KJV having identical wording for that phrase. This colors the meaning, does it not? JPS and Alter describe Elihu as being angry because he is declaring himself more right than God, where as the Christian sources all interpret the text as Job justifying himself <text:span text:style-name="T1">rather than</text:span> God. Interestingly, the 2001 translation of the Septuagint has Elihu upset that Job is declaring himself righteous before God, a sense of uncolored plainness that is missing from the other translations. In this case, Elihu is seemingly upset at Job for being upset.</text:p><text:p text:style-name="Footnote">If you will forgive me for getting further into the weeds,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text:p text:style-name="Footnote">Weinberger continues to be relevant: “[…] translation is more than a leap from dictionary to dictionary; it is a reimagining of the poem.” (Weinberger and Paz 2016, 46)</text:p></text:note-body></text:note> is where we leave off,<text:note text:id="ftn19" text:note-class="footnote"><text:note-citation>20</text:note-citation><text:note-body><text:p text:style-name="Footnote">Did they give up? Did they see that Job was starting to change, was starting to stand up for himself, and realize that hey, maybe this was for the best? It seems deeper than simply winning an argument.</text:p></text:note-body></text:note>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On Elihu))</text:p>
      <text:p text:style-name="Text_20_body">All stories are perforce interpolations within real events, this essay began, and that holds true here.</text:p>
      <text:section text:name="refs">
        <text:section text:name="ref-alter">
          <text:p text:style-name="Text_20_body">Alter, Robert (Trans.). 2019. <text:span text:style-name="T1">The Hebrew Bible — the Writings</text:span>. W. W. Norton &amp; Company.</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 (NRSV)</text:span>. Oxford University Press USA.</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igengrau">
          <text:p text:style-name="Text_20_body">Scott-Clary, Madison. 2019. <text:span text:style-name="T1">Eigengrau</text:span>. self-published.</text:p>
        </text:section>
        <text:section text:name="ref-wangwei">
          <text:p text:style-name="Text_20_body">Weinberger, Eliot, and Octavio Paz. 2016. <text:span text:style-name="T1">Nineteen Ways of Looking at Wang Wei: (With More Ways)</text:span>. New Directions Paperbook.</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Elevation of Unknown Things</dc:title>
    <dc:description/>
    <dc:subject/>
    <meta:keyword/>
    <meta:initial-creator>Madison Scott-Clary</meta:initial-creator>
    <dc:creator>Madison Scott-Clary</dc:creator>
    <meta:creation-date>2022-05-12T06:03:31Z</meta:creation-date>
    <dc:date>2022-05-12T06:03:31Z</dc:date>
    <meta:user-defined meta:name="bibliography" meta:value-type="string">florilegium.bib</meta:user-defined>
  </office:meta>
</office:document-meta>
</file>